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am a graduate student entering my PhD at University of Toronto, having just wrapped up my Masters. <text:s/>During my Masters, my research focused on mobile security, specifically on protecting sensitive applications from memory attacks (e.g. cold boot attacks) by using safe on-chip memory available on commodity ARM architectures. <text:s/>A large part of the evaluation in my Masters work forms the basis of the evaluation in a paper to appear in ASPLOS 2015, created in collaboration with individuals at Microsoft Research. <text:s/>Our paper focuses on providing an AES implementation on the ARM platform that is safe against DRAM attacks, such as cold boot attacks. <text:s/>With this AES implementation as an underpinning, we encrypt the user address space of sensitive applications when the phone suspends. <text:s/>When the phone is in use by an authenticated user (i.e. the PIN code of the screen is entered successfully), we decrypt pages on-demand. <text:s/>My work showed that the impact on battery life and the latency experienced during user interaction is negligible. <text:s/>Collaborators at Microsoft research also focused on supporting background applications which need to run impenetrable to DRAM attacks by never leaving plaintext data in DRAM. <text:s/>In my Masters work, I extend this idea to support background applications on the phone, such as receiving an email or listening to internet streaming services like Pandora. <text:s/>We run these applications entirely encrypted by decrypting pages into safe on-chip memory. <text:s/>Since the size of on-chip memory is limited, newly accessed pages can replace previously accessed pages by taking their spot, encrypting old pages back to DRAM. <text:s/>Further, I extended the ideas of a safe AES implementation to provide a secure execution environment for any cryptographic algorithm in the Linux crypto API without modification. <text:s/>In my PhD work, I would like to build on my experience in the mobile systems space, but also take this opportunity to branch out into areas such as virtualization. <text:s/>As such, I am interested in an opportunity to collaborate with the great minds at AT&amp;T, and to extend my own expertise to tackle today’s difficult research problems.</text:p>
      <text:p text:style-name="Standard"/>
      <text:p text:style-name="Standard">Regards,</text:p>
      <text:p text:style-name="Standard">James Glee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5-01-11T13:18:49</meta:creation-date>
    <dc:date>2015-01-11T14:22:51</dc:date>
    <dc:creator>james </dc:creator>
    <meta:editing-duration>PT47M26S</meta:editing-duration>
    <meta:editing-cycles>40</meta:editing-cycles>
    <meta:generator>LibreOffice/3.5$Linux_X86_64 LibreOffice_project/350m1$Build-2</meta:generator>
    <meta:document-statistic meta:table-count="0" meta:image-count="0" meta:object-count="0" meta:page-count="1" meta:paragraph-count="3" meta:word-count="346" meta:character-count="2174" meta:non-whitespace-character-count="1818"/>
  </office:meta>
</office:document-meta>
</file>